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size="26pt" style:font-size-asian="26pt" style:font-size-complex="26pt" fo:language="en" fo:country="US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size="26pt" style:font-size-asian="26pt" style:font-size-complex="26pt" fo:language="en" fo:country="US"/>
    </style:style>
    <style:style style:name="P3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4" style:parent-style-name="Normal" style:family="paragraph">
      <style:paragraph-properties fo:text-align="center"/>
      <style:text-properties fo:font-size="20pt" style:font-size-asian="20pt" style:font-size-complex="20pt" fo:language="en" fo:country="US"/>
    </style:style>
  </office:automatic-styles>
  <office:body>
    <office:text text:use-soft-page-breaks="true">
      <text:p text:style-name="P1">Project Summary for SD&amp;A</text:p>
      <text:p text:style-name="P2"/>
      <text:p text:style-name="P3">This program is made for cinemas. Customers can get tickets,<text:s/>sign up for<text:s/>memberships, or book tickets<text:s/>in advance.<text:s/>It should give control of booking and membership signups to the cinema staff. Members get access to special lounges and special discounts every 5 tickets.<text:s/>The Cinema manager should have the authority to cancel memberships<text:s/>in case a customer breaks a rule.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wen owen</meta:initial-creator>
    <dc:creator>owen owen</dc:creator>
    <meta:creation-date>2025-10-04T12:14:00Z</meta:creation-date>
    <dc:date>2025-10-04T12:28:00Z</dc:date>
    <meta:template xlink:href="Normal" xlink:type="simple"/>
    <meta:editing-cycles>4</meta:editing-cycles>
    <meta:editing-duration>PT840S</meta:editing-duration>
    <meta:document-statistic meta:page-count="1" meta:paragraph-count="1" meta:word-count="59" meta:character-count="396" meta:row-count="2" meta:non-whitespace-character-count="338"/>
  </office:meta>
</office:document-meta>
</file>